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eta</text:p>
          </table:table-cell>
          <table:table-cell office:value-type="string">
            <text:p>Nombre de collisions</text:p>
          </table:table-cell>
          <table:table-cell>
            <draw:frame table:end-cell-address="Feuille1.M32" table:end-x="1.763cm" table:end-y="0.107cm" draw:z-index="0" draw:style-name="gr1" draw:text-style-name="P1" svg:width="24.213cm" svg:height="13.974cm" svg:x="0.131cm" svg:y="0.133cm">
              <draw:object draw:notify-on-update-of-ranges="Feuille1.A2:Feuille1.A112 Feuille1.B1:Feuille1.B1 Feuille1.B2:Feuille1.B1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430">
            <text:p>99430</text:p>
          </table:table-cell>
          <table:table-cell/>
        </table:table-row>
        <table:table-row table:style-name="ro1">
          <table:table-cell office:value-type="float" office:value="0.00909090909091">
            <text:p>0.0090909091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0181818181818">
            <text:p>0.0181818182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0272727272727">
            <text:p>0.0272727273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0363636363636">
            <text:p>0.0363636364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0454545454545">
            <text:p>0.0454545455</text:p>
          </table:table-cell>
          <table:table-cell office:value-type="float" office:value="99409">
            <text:p>99409</text:p>
          </table:table-cell>
          <table:table-cell/>
        </table:table-row>
        <table:table-row table:style-name="ro1">
          <table:table-cell office:value-type="float" office:value="0.0545454545455">
            <text:p>0.0545454545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0636363636364">
            <text:p>0.0636363636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0727272727273">
            <text:p>0.0727272727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0818181818182">
            <text:p>0.0818181818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0909090909091">
            <text:p>0.0909090909</text:p>
          </table:table-cell>
          <table:table-cell office:value-type="float" office:value="99420">
            <text:p>99420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99420">
            <text:p>99420</text:p>
          </table:table-cell>
          <table:table-cell/>
        </table:table-row>
        <table:table-row table:style-name="ro1">
          <table:table-cell office:value-type="float" office:value="0.109090909091">
            <text:p>0.1090909091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118181818182">
            <text:p>0.1181818182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127272727273">
            <text:p>0.1272727273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136363636364">
            <text:p>0.1363636364</text:p>
          </table:table-cell>
          <table:table-cell office:value-type="float" office:value="99408">
            <text:p>99408</text:p>
          </table:table-cell>
          <table:table-cell/>
        </table:table-row>
        <table:table-row table:style-name="ro1">
          <table:table-cell office:value-type="float" office:value="0.145454545455">
            <text:p>0.1454545455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154545454545">
            <text:p>0.1545454545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163636363636">
            <text:p>0.1636363636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172727272727">
            <text:p>0.1727272727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181818181818">
            <text:p>0.1818181818</text:p>
          </table:table-cell>
          <table:table-cell office:value-type="float" office:value="99420">
            <text:p>99420</text:p>
          </table:table-cell>
          <table:table-cell/>
        </table:table-row>
        <table:table-row table:style-name="ro1">
          <table:table-cell office:value-type="float" office:value="0.190909090909">
            <text:p>0.1909090909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99425">
            <text:p>99425</text:p>
          </table:table-cell>
          <table:table-cell/>
        </table:table-row>
        <table:table-row table:style-name="ro1">
          <table:table-cell office:value-type="float" office:value="0.209090909091">
            <text:p>0.2090909091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218181818182">
            <text:p>0.2181818182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227272727273">
            <text:p>0.2272727273</text:p>
          </table:table-cell>
          <table:table-cell office:value-type="float" office:value="99409">
            <text:p>99409</text:p>
          </table:table-cell>
          <table:table-cell/>
        </table:table-row>
        <table:table-row table:style-name="ro1">
          <table:table-cell office:value-type="float" office:value="0.236363636364">
            <text:p>0.2363636364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245454545455">
            <text:p>0.2454545455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254545454545">
            <text:p>0.2545454545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263636363636">
            <text:p>0.2636363636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272727272727">
            <text:p>0.2727272727</text:p>
          </table:table-cell>
          <table:table-cell office:value-type="float" office:value="99419">
            <text:p>99419</text:p>
          </table:table-cell>
          <table:table-cell/>
        </table:table-row>
        <table:table-row table:style-name="ro1">
          <table:table-cell office:value-type="float" office:value="0.281818181818">
            <text:p>0.2818181818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290909090909">
            <text:p>0.2909090909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99421">
            <text:p>99421</text:p>
          </table:table-cell>
          <table:table-cell/>
        </table:table-row>
        <table:table-row table:style-name="ro1">
          <table:table-cell office:value-type="float" office:value="0.309090909091">
            <text:p>0.3090909091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318181818182">
            <text:p>0.3181818182</text:p>
          </table:table-cell>
          <table:table-cell office:value-type="float" office:value="99409">
            <text:p>99409</text:p>
          </table:table-cell>
          <table:table-cell/>
        </table:table-row>
        <table:table-row table:style-name="ro1">
          <table:table-cell office:value-type="float" office:value="0.327272727273">
            <text:p>0.3272727273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336363636364">
            <text:p>0.3363636364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345454545455">
            <text:p>0.3454545455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354545454545">
            <text:p>0.3545454545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363636363636">
            <text:p>0.3636363636</text:p>
          </table:table-cell>
          <table:table-cell office:value-type="float" office:value="99420">
            <text:p>99420</text:p>
          </table:table-cell>
          <table:table-cell/>
        </table:table-row>
        <table:table-row table:style-name="ro1">
          <table:table-cell office:value-type="float" office:value="0.372727272727">
            <text:p>0.3727272727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381818181818">
            <text:p>0.3818181818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390909090909">
            <text:p>0.3909090909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99425">
            <text:p>99425</text:p>
          </table:table-cell>
          <table:table-cell/>
        </table:table-row>
        <table:table-row table:style-name="ro1">
          <table:table-cell office:value-type="float" office:value="0.409090909091">
            <text:p>0.4090909091</text:p>
          </table:table-cell>
          <table:table-cell office:value-type="float" office:value="99408">
            <text:p>99408</text:p>
          </table:table-cell>
          <table:table-cell/>
        </table:table-row>
        <table:table-row table:style-name="ro1">
          <table:table-cell office:value-type="float" office:value="0.418181818182">
            <text:p>0.4181818182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427272727273">
            <text:p>0.4272727273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436363636364">
            <text:p>0.4363636364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445454545455">
            <text:p>0.4454545455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454545454545">
            <text:p>0.4545454545</text:p>
          </table:table-cell>
          <table:table-cell office:value-type="float" office:value="99420">
            <text:p>99420</text:p>
          </table:table-cell>
          <table:table-cell/>
        </table:table-row>
        <table:table-row table:style-name="ro1">
          <table:table-cell office:value-type="float" office:value="0.463636363636">
            <text:p>0.4636363636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472727272727">
            <text:p>0.4727272727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481818181818">
            <text:p>0.4818181818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490909090909">
            <text:p>0.4909090909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99429">
            <text:p>99429</text:p>
          </table:table-cell>
          <table:table-cell/>
        </table:table-row>
        <table:table-row table:style-name="ro1">
          <table:table-cell office:value-type="float" office:value="0.509090909091">
            <text:p>0.5090909091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518181818182">
            <text:p>0.5181818182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527272727273">
            <text:p>0.5272727273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536363636364">
            <text:p>0.5363636364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545454545455">
            <text:p>0.5454545455</text:p>
          </table:table-cell>
          <table:table-cell office:value-type="float" office:value="99419">
            <text:p>99419</text:p>
          </table:table-cell>
          <table:table-cell/>
        </table:table-row>
        <table:table-row table:style-name="ro1">
          <table:table-cell office:value-type="float" office:value="0.554545454545">
            <text:p>0.5545454545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563636363636">
            <text:p>0.5636363636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572727272727">
            <text:p>0.5727272727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581818181818">
            <text:p>0.5818181818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590909090909">
            <text:p>0.5909090909</text:p>
          </table:table-cell>
          <table:table-cell office:value-type="float" office:value="99409">
            <text:p>99409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99426">
            <text:p>99426</text:p>
          </table:table-cell>
          <table:table-cell/>
        </table:table-row>
        <table:table-row table:style-name="ro1">
          <table:table-cell office:value-type="float" office:value="0.609090909091">
            <text:p>0.6090909091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618181818182">
            <text:p>0.6181818182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627272727273">
            <text:p>0.6272727273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636363636364">
            <text:p>0.6363636364</text:p>
          </table:table-cell>
          <table:table-cell office:value-type="float" office:value="99420">
            <text:p>99420</text:p>
          </table:table-cell>
          <table:table-cell/>
        </table:table-row>
        <table:table-row table:style-name="ro1">
          <table:table-cell office:value-type="float" office:value="0.645454545455">
            <text:p>0.6454545455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654545454545">
            <text:p>0.6545454545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663636363636">
            <text:p>0.6636363636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672727272727">
            <text:p>0.6727272727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681818181818">
            <text:p>0.6818181818</text:p>
          </table:table-cell>
          <table:table-cell office:value-type="float" office:value="99408">
            <text:p>99408</text:p>
          </table:table-cell>
          <table:table-cell/>
        </table:table-row>
        <table:table-row table:style-name="ro1">
          <table:table-cell office:value-type="float" office:value="0.690909090909">
            <text:p>0.6909090909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99420">
            <text:p>99420</text:p>
          </table:table-cell>
          <table:table-cell/>
        </table:table-row>
        <table:table-row table:style-name="ro1">
          <table:table-cell office:value-type="float" office:value="0.709090909091">
            <text:p>0.7090909091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718181818182">
            <text:p>0.7181818182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727272727273">
            <text:p>0.7272727273</text:p>
          </table:table-cell>
          <table:table-cell office:value-type="float" office:value="99420">
            <text:p>99420</text:p>
          </table:table-cell>
          <table:table-cell/>
        </table:table-row>
        <table:table-row table:style-name="ro1">
          <table:table-cell office:value-type="float" office:value="0.736363636364">
            <text:p>0.7363636364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745454545455">
            <text:p>0.7454545455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754545454545">
            <text:p>0.7545454545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763636363636">
            <text:p>0.7636363636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772727272727">
            <text:p>0.7727272727</text:p>
          </table:table-cell>
          <table:table-cell office:value-type="float" office:value="99409">
            <text:p>99409</text:p>
          </table:table-cell>
          <table:table-cell/>
        </table:table-row>
        <table:table-row table:style-name="ro1">
          <table:table-cell office:value-type="float" office:value="0.781818181818">
            <text:p>0.7818181818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790909090909">
            <text:p>0.7909090909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99425">
            <text:p>99425</text:p>
          </table:table-cell>
          <table:table-cell/>
        </table:table-row>
        <table:table-row table:style-name="ro1">
          <table:table-cell office:value-type="float" office:value="0.809090909091">
            <text:p>0.8090909091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818181818182">
            <text:p>0.8181818182</text:p>
          </table:table-cell>
          <table:table-cell office:value-type="float" office:value="99419">
            <text:p>99419</text:p>
          </table:table-cell>
          <table:table-cell/>
        </table:table-row>
        <table:table-row table:style-name="ro1">
          <table:table-cell office:value-type="float" office:value="0.827272727273">
            <text:p>0.8272727273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836363636364">
            <text:p>0.8363636364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845454545455">
            <text:p>0.8454545455</text:p>
          </table:table-cell>
          <table:table-cell office:value-type="float" office:value="99321">
            <text:p>99321</text:p>
          </table:table-cell>
          <table:table-cell/>
        </table:table-row>
        <table:table-row table:style-name="ro1">
          <table:table-cell office:value-type="float" office:value="0.854545454545">
            <text:p>0.8545454545</text:p>
          </table:table-cell>
          <table:table-cell office:value-type="float" office:value="99375">
            <text:p>99375</text:p>
          </table:table-cell>
          <table:table-cell/>
        </table:table-row>
        <table:table-row table:style-name="ro1">
          <table:table-cell office:value-type="float" office:value="0.863636363636">
            <text:p>0.8636363636</text:p>
          </table:table-cell>
          <table:table-cell office:value-type="float" office:value="99409">
            <text:p>99409</text:p>
          </table:table-cell>
          <table:table-cell/>
        </table:table-row>
        <table:table-row table:style-name="ro1">
          <table:table-cell office:value-type="float" office:value="0.872727272727">
            <text:p>0.8727272727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881818181818">
            <text:p>0.8818181818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890909090909">
            <text:p>0.8909090909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99420">
            <text:p>99420</text:p>
          </table:table-cell>
          <table:table-cell/>
        </table:table-row>
        <table:table-row table:style-name="ro1">
          <table:table-cell office:value-type="float" office:value="0.909090909091">
            <text:p>0.9090909091</text:p>
          </table:table-cell>
          <table:table-cell office:value-type="float" office:value="99420">
            <text:p>99420</text:p>
          </table:table-cell>
          <table:table-cell/>
        </table:table-row>
        <table:table-row table:style-name="ro1">
          <table:table-cell office:value-type="float" office:value="0.918181818182">
            <text:p>0.9181818182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927272727273">
            <text:p>0.9272727273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936363636364">
            <text:p>0.9363636364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945454545455">
            <text:p>0.9454545455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954545454545">
            <text:p>0.9545454545</text:p>
          </table:table-cell>
          <table:table-cell office:value-type="float" office:value="99408">
            <text:p>99408</text:p>
          </table:table-cell>
          <table:table-cell/>
        </table:table-row>
        <table:table-row table:style-name="ro1">
          <table:table-cell office:value-type="float" office:value="0.963636363636">
            <text:p>0.9636363636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972727272727">
            <text:p>0.9727272727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0.981818181818">
            <text:p>0.9818181818</text:p>
          </table:table-cell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0.990909090909">
            <text:p>0.9909090909</text:p>
          </table:table-cell>
          <table:table-cell office:value-type="float" office:value="99320">
            <text:p>9932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430">
            <text:p>9943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1" number:min-integer-digits="0"/>
    </number:number-style>
    <number:number-style style:name="N108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11/06/2015</text:date>, <text:time>23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1T23:06:37.27</dc:date>
    <meta:document-statistic meta:table-count="1" meta:cell-count="224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fo:font-style="italic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chart:link-data-style-to-source="false" chart:axis-position="start" chart:axis-label-position="outside-start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6pt" fo:font-style="italic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fo:font-style="italic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14cm" svg:height="13.975cm" xlink:href=".." xlink:type="simple" chart:class="chart:line" chart:style-name="ch1">
        <chart:title svg:x="4.584cm" svg:y="0.415cm" chart:style-name="ch2">
          <text:p>Test de la fonction h pour différentes valeurs de teta</text:p>
        </chart:title>
        <chart:legend svg:x="18.564cm" svg:y="6.606cm" style:legend-expansion="custom" chartooo:width="5.389cm" chartooo:height="1.546cm" style:legend-expansion-aspect-ratio="3.48576972833118" chart:style-name="ch3"/>
        <chart:plot-area chart:style-name="ch4" table:cell-range-address="Feuille1.A1:Feuille1.B112" chart:data-source-has-labels="both" svg:x="2.059cm" svg:y="1.883cm" svg:width="16.778cm" svg:height="9.942cm">
          <chartooo:coordinate-region svg:x="3.236cm" svg:y="2.095cm" svg:width="15.493cm" svg:height="9.03cm"/>
          <chart:axis chart:dimension="x" chart:name="primary-x" chart:style-name="ch5" chartooo:axis-type="text">
            <chart:title svg:x="9.79cm" svg:y="12.105cm" chart:style-name="ch6">
              <text:p>Teta</text:p>
            </chart:title>
            <chart:categories table:cell-range-address="Feuille1.A2:Feuille1.A112"/>
          </chart:axis>
          <chart:axis chart:dimension="y" chart:name="primary-y" chart:style-name="ch7">
            <chart:title svg:x="0.602cm" svg:y="9.602cm" chart:style-name="ch8">
              <text:p>Nombre de collisions</text:p>
            </chart:title>
            <chart:grid chart:style-name="ch9" chart:class="major"/>
          </chart:axis>
          <chart:series chart:style-name="ch10" chart:values-cell-range-address="Feuille1.B2:Feuille1.B112" chart:label-cell-address="Feuille1.B1:Feuille1.B1" chart:class="chart:line">
            <chart:data-point chart:repeated="1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collision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112</svg:desc>
                </draw:g>
              </table:table-cell>
              <table:table-cell office:value-type="float" office:value="99430">
                <text:p>99430</text:p>
                <draw:g>
                  <svg:desc>Feuille1.B2:Feuille1.B112</svg:desc>
                </draw:g>
              </table:table-cell>
            </table:table-row>
            <table:table-row>
              <table:table-cell office:value-type="float" office:value="0.00909090909091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0181818181818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0272727272727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0363636363636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0454545454545">
                <text:p>0</text:p>
              </table:table-cell>
              <table:table-cell office:value-type="float" office:value="99409">
                <text:p>99409</text:p>
              </table:table-cell>
            </table:table-row>
            <table:table-row>
              <table:table-cell office:value-type="float" office:value="0.0545454545455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0636363636364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0727272727273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0818181818182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0909090909091">
                <text:p>0</text:p>
              </table:table-cell>
              <table:table-cell office:value-type="float" office:value="99420">
                <text:p>99420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99420">
                <text:p>99420</text:p>
              </table:table-cell>
            </table:table-row>
            <table:table-row>
              <table:table-cell office:value-type="float" office:value="0.109090909091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118181818182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127272727273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136363636364">
                <text:p>0</text:p>
              </table:table-cell>
              <table:table-cell office:value-type="float" office:value="99408">
                <text:p>99408</text:p>
              </table:table-cell>
            </table:table-row>
            <table:table-row>
              <table:table-cell office:value-type="float" office:value="0.145454545455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154545454545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163636363636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172727272727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181818181818">
                <text:p>0</text:p>
              </table:table-cell>
              <table:table-cell office:value-type="float" office:value="99420">
                <text:p>99420</text:p>
              </table:table-cell>
            </table:table-row>
            <table:table-row>
              <table:table-cell office:value-type="float" office:value="0.190909090909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9425">
                <text:p>99425</text:p>
              </table:table-cell>
            </table:table-row>
            <table:table-row>
              <table:table-cell office:value-type="float" office:value="0.209090909091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218181818182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227272727273">
                <text:p>0</text:p>
              </table:table-cell>
              <table:table-cell office:value-type="float" office:value="99409">
                <text:p>99409</text:p>
              </table:table-cell>
            </table:table-row>
            <table:table-row>
              <table:table-cell office:value-type="float" office:value="0.236363636364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245454545455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254545454545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263636363636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272727272727">
                <text:p>0</text:p>
              </table:table-cell>
              <table:table-cell office:value-type="float" office:value="99419">
                <text:p>99419</text:p>
              </table:table-cell>
            </table:table-row>
            <table:table-row>
              <table:table-cell office:value-type="float" office:value="0.281818181818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290909090909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9421">
                <text:p>99421</text:p>
              </table:table-cell>
            </table:table-row>
            <table:table-row>
              <table:table-cell office:value-type="float" office:value="0.309090909091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318181818182">
                <text:p>0</text:p>
              </table:table-cell>
              <table:table-cell office:value-type="float" office:value="99409">
                <text:p>99409</text:p>
              </table:table-cell>
            </table:table-row>
            <table:table-row>
              <table:table-cell office:value-type="float" office:value="0.327272727273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336363636364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345454545455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354545454545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363636363636">
                <text:p>0</text:p>
              </table:table-cell>
              <table:table-cell office:value-type="float" office:value="99420">
                <text:p>99420</text:p>
              </table:table-cell>
            </table:table-row>
            <table:table-row>
              <table:table-cell office:value-type="float" office:value="0.372727272727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381818181818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390909090909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9425">
                <text:p>99425</text:p>
              </table:table-cell>
            </table:table-row>
            <table:table-row>
              <table:table-cell office:value-type="float" office:value="0.409090909091">
                <text:p>0</text:p>
              </table:table-cell>
              <table:table-cell office:value-type="float" office:value="99408">
                <text:p>99408</text:p>
              </table:table-cell>
            </table:table-row>
            <table:table-row>
              <table:table-cell office:value-type="float" office:value="0.418181818182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427272727273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436363636364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445454545455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454545454545">
                <text:p>0</text:p>
              </table:table-cell>
              <table:table-cell office:value-type="float" office:value="99420">
                <text:p>99420</text:p>
              </table:table-cell>
            </table:table-row>
            <table:table-row>
              <table:table-cell office:value-type="float" office:value="0.463636363636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472727272727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481818181818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490909090909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9429">
                <text:p>99429</text:p>
              </table:table-cell>
            </table:table-row>
            <table:table-row>
              <table:table-cell office:value-type="float" office:value="0.509090909091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518181818182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527272727273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536363636364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545454545455">
                <text:p>0</text:p>
              </table:table-cell>
              <table:table-cell office:value-type="float" office:value="99419">
                <text:p>99419</text:p>
              </table:table-cell>
            </table:table-row>
            <table:table-row>
              <table:table-cell office:value-type="float" office:value="0.554545454545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563636363636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572727272727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581818181818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590909090909">
                <text:p>0</text:p>
              </table:table-cell>
              <table:table-cell office:value-type="float" office:value="99409">
                <text:p>9940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9426">
                <text:p>99426</text:p>
              </table:table-cell>
            </table:table-row>
            <table:table-row>
              <table:table-cell office:value-type="float" office:value="0.609090909091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618181818182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627272727273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636363636364">
                <text:p>0</text:p>
              </table:table-cell>
              <table:table-cell office:value-type="float" office:value="99420">
                <text:p>99420</text:p>
              </table:table-cell>
            </table:table-row>
            <table:table-row>
              <table:table-cell office:value-type="float" office:value="0.645454545455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654545454545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663636363636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672727272727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681818181818">
                <text:p>0</text:p>
              </table:table-cell>
              <table:table-cell office:value-type="float" office:value="99408">
                <text:p>99408</text:p>
              </table:table-cell>
            </table:table-row>
            <table:table-row>
              <table:table-cell office:value-type="float" office:value="0.690909090909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9420">
                <text:p>99420</text:p>
              </table:table-cell>
            </table:table-row>
            <table:table-row>
              <table:table-cell office:value-type="float" office:value="0.709090909091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718181818182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727272727273">
                <text:p>0</text:p>
              </table:table-cell>
              <table:table-cell office:value-type="float" office:value="99420">
                <text:p>99420</text:p>
              </table:table-cell>
            </table:table-row>
            <table:table-row>
              <table:table-cell office:value-type="float" office:value="0.736363636364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745454545455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754545454545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763636363636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772727272727">
                <text:p>0</text:p>
              </table:table-cell>
              <table:table-cell office:value-type="float" office:value="99409">
                <text:p>99409</text:p>
              </table:table-cell>
            </table:table-row>
            <table:table-row>
              <table:table-cell office:value-type="float" office:value="0.781818181818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790909090909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9425">
                <text:p>99425</text:p>
              </table:table-cell>
            </table:table-row>
            <table:table-row>
              <table:table-cell office:value-type="float" office:value="0.809090909091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818181818182">
                <text:p>0</text:p>
              </table:table-cell>
              <table:table-cell office:value-type="float" office:value="99419">
                <text:p>99419</text:p>
              </table:table-cell>
            </table:table-row>
            <table:table-row>
              <table:table-cell office:value-type="float" office:value="0.827272727273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836363636364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845454545455">
                <text:p>0</text:p>
              </table:table-cell>
              <table:table-cell office:value-type="float" office:value="99321">
                <text:p>99321</text:p>
              </table:table-cell>
            </table:table-row>
            <table:table-row>
              <table:table-cell office:value-type="float" office:value="0.854545454545">
                <text:p>0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float" office:value="0.863636363636">
                <text:p>0</text:p>
              </table:table-cell>
              <table:table-cell office:value-type="float" office:value="99409">
                <text:p>99409</text:p>
              </table:table-cell>
            </table:table-row>
            <table:table-row>
              <table:table-cell office:value-type="float" office:value="0.872727272727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881818181818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890909090909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9420">
                <text:p>99420</text:p>
              </table:table-cell>
            </table:table-row>
            <table:table-row>
              <table:table-cell office:value-type="float" office:value="0.909090909091">
                <text:p>0</text:p>
              </table:table-cell>
              <table:table-cell office:value-type="float" office:value="99420">
                <text:p>99420</text:p>
              </table:table-cell>
            </table:table-row>
            <table:table-row>
              <table:table-cell office:value-type="float" office:value="0.918181818182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927272727273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936363636364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945454545455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954545454545">
                <text:p>0</text:p>
              </table:table-cell>
              <table:table-cell office:value-type="float" office:value="99408">
                <text:p>99408</text:p>
              </table:table-cell>
            </table:table-row>
            <table:table-row>
              <table:table-cell office:value-type="float" office:value="0.963636363636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972727272727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0.981818181818">
                <text:p>0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float" office:value="0.990909090909">
                <text:p>0</text:p>
              </table:table-cell>
              <table:table-cell office:value-type="float" office:value="99320">
                <text:p>9932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430">
                <text:p>994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